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l borde de la realidad abundan trozos de naturaleza, inicios incompletos, replegados <text:s/>de las vertientes evolutivas. Sus adormecidos habitantes viven en soledad, desconocen la existencia, la suya y la de criaturas vecinas; y se limitan a persistir su eternidad, que es efímera, nacida en el desconocimiento del pasado y del futuro.<text:line-break/><text:line-break/>A veces alguno desvía su atención -- normalmente están concentrados en el flujo inmovilizado de su existencia -- y nota la presencia de otros contornos, de voces arremolinándose a su alrededor, sin que estas tengan el menor sentido. A veces uno de estos estira sus extremidades, aunque pudiera no tener extremidades, y cierra los ojos, que pudieran no existir. Entonces empieza a recordar, las muchas manos humanas que lo rozaron, los gritos y las risas que lo sostuvieron. Descubre su silueta, descubre su realidad.<text:line-break/><text:line-break/>Es casi siempre, en esos momentos, cuando hay algo en la casa que cruje, y mu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26T15:51:39</meta:creation-date>
    <dc:date>2010-12-14T18:07:53</dc:date>
    <dc:creator>Miguel Iglesias</dc:creator>
    <meta:editing-duration>PT00H09M42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152" meta:character-count="935"/>
  </office:meta>
</office:document-meta>
</file>